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hatch" draw:fill-color="#ed1c24" draw:fill-hatch-name="Black_20_0_20_Degrees" draw:fill-hatch-solid="true"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hatch" draw:fill-color="#ed1c24" draw:fill-hatch-name="Black_20_0_20_Degrees" draw:fill-hatch-solid="true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5cm" svg:x="9.576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20.0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1.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04:31:30.986000000</meta:creation-date>
    <dc:date>2017-08-14T04:32:01.321000000</dc:date>
    <meta:editing-duration>PT30S</meta:editing-duration>
    <meta:editing-cycles>1</meta:editing-cycles>
    <meta:document-statistic meta:object-count="25"/>
    <meta:generator>LibreOfficeDev/6.0.0.0.alpha0$Windows_x86 LibreOffice_project/f70e978f4bf223d7edbb4c3a981f46938a3b3ed1</meta:generator>
  </office:meta>
</office:document-meta>
</file>